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cf5da" officeooo:paragraph-rsid="001cf5da"/>
    </style:style>
    <style:style style:name="P2" style:family="paragraph" style:parent-style-name="Standard" style:list-style-name="L3">
      <style:text-properties style:text-underline-style="solid" style:text-underline-width="auto" style:text-underline-color="font-color" officeooo:rsid="001cf5da" officeooo:paragraph-rsid="001cf5da"/>
    </style:style>
    <style:style style:name="P3" style:family="paragraph" style:parent-style-name="Standard" style:list-style-name="L3">
      <style:text-properties style:text-underline-style="none" officeooo:rsid="001cf5da" officeooo:paragraph-rsid="001cf5da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8/11/2019:</text:p>
      <text:p text:style-name="P1"><text:span text:style-name="T1"/></text:p>
      <text:p text:style-name="P1"><text:span text:style-name="T1">Familiarised myself with with the project scope:</text:span></text:p>
      <text:p text:style-name="P1"><text:span text:style-name="T1"/></text:p>
      <text:list xml:id="list3633015822" text:style-name="L3">
        <text:list-item>
          <text:p text:style-name="P2"><text:span text:style-name="T1">Worked through online material pertaining to Deep learning networks (2 hours)</text:span></text:p>
          <text:list>
            <text:list-item>
              <text:p text:style-name="P3">What are convolutional and deep neural networks etc.</text:p>
            </text:list-item>
            <text:list-item>
              <text:p text:style-name="P3">Their applications and foundational principles</text:p>
            </text:list-item>
            <text:list-item>
              <text:p text:style-name="P3">Revised my course material related to the topic</text:p>
            </text:list-item>
          </text:list>
        </text:list-item>
        <text:list-item>
          <text:p text:style-name="P3">Studied Keras and its relationship with TensorFlow in particular (2 hours)</text:p>
          <text:list>
            <text:list-item>
              <text:p text:style-name="P3">How the two are related, how to write code in python using the Keras and TensorFlow libraries.</text:p>
            </text:list-item>
            <text:list-item>
              <text:p text:style-name="P3">Worked through online tutorials of how to write neural networks using Keras.</text:p>
            </text:list-item>
            <text:list-item>
              <text:p text:style-name="P3">Had preliminary look into how to implement Alexnet using Keras based on TensorFlow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5:43:17.298385130</meta:creation-date>
    <dc:date>2019-11-29T15:56:02.868467916</dc:date>
    <meta:editing-duration>PT35S</meta:editing-duration>
    <meta:editing-cycles>1</meta:editing-cycles>
    <meta:document-statistic meta:table-count="0" meta:image-count="0" meta:object-count="0" meta:page-count="1" meta:paragraph-count="10" meta:word-count="101" meta:character-count="615" meta:non-whitespace-character-count="532"/>
    <meta:generator>LibreOffice/6.0.7.3$Linux_X86_64 LibreOffice_project/00m0$Build-3</meta:generator>
  </office:meta>
</office:document-meta>
</file>